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A000000C448EBA6CEC85B2B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18.574cm" svg:height="2.663cm" svg:x="4.794cm" svg:y="0.893cm" presentation:class="title" presentation:user-transformed="true">
          <draw:text-box>
            <text:p text:style-name="P1">Scala, Big Data, dan Apache Spark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/>
            <text:p/>
            <text:p/>
            <text:p><text:span text:style-name="T1"/></text:p>
            <text:p><text:span text:style-name="T1">Bambang Purnomosidi D. P.</text:span></text:p>
            <text:p>Web Intelligence Research Group</text:p>
            <text:p>STMIK AKAKOM</text:p>
            <text:p><text:a xlink:href="http://github.com/wi-rg" xlink:type="simple">http://github.com/wi-rg</text:a></text:p>
          </draw:text-box>
        </draw:frame>
        <draw:frame draw:style-name="gr1" draw:text-style-name="P1" draw:layer="layout" svg:width="5.767cm" svg:height="5.185cm" svg:x="10.922cm" svg:y="6.858cm">
          <draw:image xlink:href="Pictures/10000000000000DA000000C448EBA6CEC85B2B8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mbang Purnomosidi</meta:initial-creator>
    <meta:creation-date>2016-08-15T23:59:08.764661760</meta:creation-date>
    <dc:date>2016-08-16T00:04:50.993713030</dc:date>
    <dc:creator>Bambang Purnomosidi</dc:creator>
    <meta:editing-duration>PT5M44S</meta:editing-duration>
    <meta:editing-cycles>1</meta:editing-cycles>
    <meta:document-statistic meta:object-count="40"/>
    <meta:generator>LibreOffice/5.2.0.4$Linux_X86_64 LibreOffice_project/20m0$Build-4</meta:generator>
  </office:meta>
</office:document-meta>
</file>